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5.14pt"/>
    </style:style>
    <style:style style:name="co3" style:family="table-column">
      <style:table-column-properties fo:break-before="auto" style:column-width="85.66pt"/>
    </style:style>
    <style:style style:name="co4" style:family="table-column">
      <style:table-column-properties fo:break-before="auto" style:column-width="141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4"/>
    <style:style style:name="ce3" style:family="table-cell" style:parent-style-name="Default" style:data-style-name="N123"/>
  </office:automatic-styles>
  <office:body>
    <office:spreadsheet>
      <table:calculation-settings table:automatic-find-labels="false"/>
      <table:table table:name="forward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n7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/>
          <table:table-cell table:formula="of:=[.C3]*[.C6]+[.D3]*[.D6]+[.E3]" office:value-type="float" office:value="0.7" calcext:value-type="float">
            <text:p>0.7</text:p>
          </table:table-cell>
          <table:table-cell table:formula="of:=[.C4]*[.C6]+[.D4]*[.D6]+[.E4]" office:value-type="float" office:value="1.1" calcext:value-type="float">
            <text:p>1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=f(z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/(1+EXP(-[.F7]))" office:value-type="float" office:value="0.668187772168166" calcext:value-type="float">
            <text:p>0.6681877722</text:p>
          </table:table-cell>
          <table:table-cell table:formula="of:=1/(1+EXP(-[.G7]))" office:value-type="float" office:value="0.750260105595118" calcext:value-type="float">
            <text:p>0.75026010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7"/>
          <table:table-cell table:formula="of:=[.F8]*[.F3]+[.G8]*[.G3]+[.H3]" office:value-type="float" office:value="1.02644702662988" calcext:value-type="float">
            <text:p>1.0264470266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7"/>
          <table:table-cell table:style-name="ce1" table:formula="of:=1/(1+EXP(-[.I9]))" office:value-type="float" office:value="0.736226498257402" calcext:value-type="float">
            <text:p>0.73622649825740200000</text:p>
          </table:table-cell>
        </table:table-row>
      </table:table>
      <table:table table:name="backward" table:style-name="ta1">
        <table:table-column table:style-name="co3" table:default-cell-style-name="Default"/>
        <table:table-column table:style-name="co1" table:default-cell-style-name="Default"/>
        <table:table-column table:style-name="co4" table:number-columns-repeated="6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n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/>
          <table:table-cell table:formula="of:=[.C3]*[.C6]+[.D3]*[.D6]+[.E3]" office:value-type="float" office:value="0.7" calcext:value-type="float">
            <text:p>0.7</text:p>
          </table:table-cell>
          <table:table-cell table:formula="of:=[.C4]*[.C6]+[.D4]*[.D6]+[.E4]" office:value-type="float" office:value="1.1" calcext:value-type="float">
            <text:p>1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/(1+EXP(-[.F7]))" office:value-type="float" office:value="0.668187772168166" calcext:value-type="float">
            <text:p>0.6681877722</text:p>
          </table:table-cell>
          <table:table-cell table:formula="of:=1/(1+EXP(-[.G7]))" office:value-type="float" office:value="0.750260105595118" calcext:value-type="float">
            <text:p>0.750260105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7"/>
          <table:table-cell table:formula="of:=[.F8]*[.F3]+[.G8]*[.G3]+[.H3]" office:value-type="float" office:value="1.02644702662988" calcext:value-type="float">
            <text:p>1.0264470266</text:p>
          </table:table-cell>
          <table:table-cell/>
          <table:table-cell office:value-type="string" calcext:value-type="string">
            <text:p>outpu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7"/>
          <table:table-cell table:style-name="ce3" table:formula="of:=1/(1+EXP(-[.I9]))" office:value-type="float" office:value="0.736226498257402" calcext:value-type="float">
            <text:p>0.7362265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8]" office:value-type="float" office:value="0.668187772168166" calcext:value-type="float">
            <text:p>0.6681877722</text:p>
          </table:table-cell>
          <table:table-cell table:formula="of:=[.G8]" office:value-type="float" office:value="0.750260105595118" calcext:value-type="float">
            <text:p>0.7502601056</text:p>
          </table:table-cell>
          <table:table-cell office:value-type="float" office:value="1" calcext:value-type="float">
            <text:p>1</text:p>
          </table:table-cell>
          <table:table-cell table:style-name="ce3" table:formula="of:=[.I10]" office:value-type="float" office:value="0.736226498257402" calcext:value-type="float">
            <text:p>0.7362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/>
          <table:table-cell table:formula="of:=[.F7]" office:value-type="float" office:value="0.7" calcext:value-type="float">
            <text:p>0.7</text:p>
          </table:table-cell>
          <table:table-cell table:formula="of:=[.G7]" office:value-type="float" office:value="1.1" calcext:value-type="float">
            <text:p>1.1</text:p>
          </table:table-cell>
          <table:table-cell/>
          <table:table-cell table:formula="of:=[.I9]" office:value-type="float" office:value="1.02644702662988" calcext:value-type="float">
            <text:p>1.0264470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4"/>
          <table:table-cell table:formula="of:=(EXP(-[.F14]) / ((1+EXP(-[.F14]))*(1+EXP(-[.F14])))  ) *[.I15]*[.F3]" office:value-type="float" office:value="0.00915386790930695" calcext:value-type="float">
            <text:p>0.0091538679</text:p>
          </table:table-cell>
          <table:table-cell table:formula="of:=(EXP(-[.G14]) / ((1+EXP(-[.G14]))*(1+EXP(-[.G14])))  ) *[.I15]*[.G3]" office:value-type="float" office:value="0.00257864913613335" calcext:value-type="float">
            <text:p>0.0025786491</text:p>
          </table:table-cell>
          <table:table-cell/>
          <table:table-cell table:formula="of:=(EXP(-[.I14]) / ((1+EXP(-[.I14]))*(1+EXP(-[.I14])))  ) * ([.I13]-[.L9])" office:value-type="float" office:value="0.0458744870904639" calcext:value-type="float">
            <text:p>0.0458744871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grad</text:p>
          </table:table-cell>
          <table:table-cell/>
          <table:table-cell table:formula="of:=[.C13]*[.F15]" office:value-type="float" office:value="0.00915386790930695" calcext:value-type="float">
            <text:p>0.0091538679</text:p>
          </table:table-cell>
          <table:table-cell table:formula="of:=[.D13]*[.F15]" office:value-type="float" office:value="0.0183077358186139" calcext:value-type="float">
            <text:p>0.0183077358</text:p>
          </table:table-cell>
          <table:table-cell table:formula="of:=[.E13]*[.F15]" office:value-type="float" office:value="0.00915386790930695" calcext:value-type="float">
            <text:p>0.0091538679</text:p>
          </table:table-cell>
          <table:table-cell table:formula="of:=[.F13]*[.I15]" office:value-type="float" office:value="0.0306527713283343" calcext:value-type="float">
            <text:p>0.0306527713</text:p>
          </table:table-cell>
          <table:table-cell table:formula="of:=[.G13]*[.I15]" office:value-type="float" office:value="0.0344177975286133" calcext:value-type="float">
            <text:p>0.0344177975</text:p>
          </table:table-cell>
          <table:table-cell table:formula="of:=[.H13]*[.I15]" office:value-type="float" office:value="0.0458744870904639" calcext:value-type="float">
            <text:p>0.0458744871</text:p>
          </table:table-cell>
          <table:table-cell table:number-columns-repeated="2"/>
          <table:table-cell office:value-type="string" calcext:value-type="string">
            <text:p>eta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2"/>
          <table:table-cell table:formula="of:=[.C13]*[.G15]" office:value-type="float" office:value="0.00257864913613335" calcext:value-type="float">
            <text:p>0.0025786491</text:p>
          </table:table-cell>
          <table:table-cell table:formula="of:=[.D13]*[.G15]" office:value-type="float" office:value="0.0051572982722667" calcext:value-type="float">
            <text:p>0.0051572983</text:p>
          </table:table-cell>
          <table:table-cell table:formula="of:=[.E13]*[.G15]" office:value-type="float" office:value="0.00257864913613335" calcext:value-type="float">
            <text:p>0.002578649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elta w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update delta w</text:p>
          </table:table-cell>
          <table:table-cell/>
          <table:table-cell table:formula="of:=-[.$L$16]*[.C16]+[.$L$15]*[.C19]" office:value-type="float" office:value="-0.00228846697732674" calcext:value-type="float">
            <text:p>-0.002288467</text:p>
          </table:table-cell>
          <table:table-cell table:formula="of:=-[.$L$16]*[.D16]+[.$L$15]*[.D19]" office:value-type="float" office:value="-0.00457693395465347" calcext:value-type="float">
            <text:p>-0.004576934</text:p>
          </table:table-cell>
          <table:table-cell table:formula="of:=-[.$L$16]*[.E16]+[.$L$15]*[.E19]" office:value-type="float" office:value="-0.00228846697732674" calcext:value-type="float">
            <text:p>-0.002288467</text:p>
          </table:table-cell>
          <table:table-cell table:formula="of:=-[.$L$16]*[.F16]+[.$L$15]*[.F19]" office:value-type="float" office:value="-0.00766319283208359" calcext:value-type="float">
            <text:p>-0.0076631928</text:p>
          </table:table-cell>
          <table:table-cell table:formula="of:=-[.$L$16]*[.G16]+[.$L$15]*[.G19]" office:value-type="float" office:value="-0.00860444938215332" calcext:value-type="float">
            <text:p>-0.0086044494</text:p>
          </table:table-cell>
          <table:table-cell table:formula="of:=-[.$L$16]*[.H16]+[.$L$15]*[.H19]" office:value-type="float" office:value="-0.011468621772616" calcext:value-type="float">
            <text:p>-0.011468621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-[.$L$16]*[.C17]+[.$L$15]*[.C20]" office:value-type="float" office:value="-0.000644662284033338" calcext:value-type="float">
            <text:p>-0.0006446623</text:p>
          </table:table-cell>
          <table:table-cell table:formula="of:=-[.$L$16]*[.D17]+[.$L$15]*[.D20]" office:value-type="float" office:value="-0.00128932456806668" calcext:value-type="float">
            <text:p>-0.0012893246</text:p>
          </table:table-cell>
          <table:table-cell table:formula="of:=-[.$L$16]*[.E17]+[.$L$15]*[.E20]" office:value-type="float" office:value="-0.000644662284033338" calcext:value-type="float">
            <text:p>-0.0006446623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update w</text:p>
          </table:table-cell>
          <table:table-cell/>
          <table:table-cell table:style-name="ce2" table:formula="of:=[.C3]+[.C24]" office:value-type="float" office:value="0.497711533022673" calcext:value-type="float">
            <text:p>0.49771153302267300</text:p>
          </table:table-cell>
          <table:table-cell table:style-name="ce2" table:formula="of:=[.D3]+[.D24]" office:value-type="float" office:value="-0.00457693395465348" calcext:value-type="float">
            <text:p>-0.00457693395465348</text:p>
          </table:table-cell>
          <table:table-cell table:style-name="ce2" table:formula="of:=[.E3]+[.E24]" office:value-type="float" office:value="0.197711533022673" calcext:value-type="float">
            <text:p>0.19771153302267300</text:p>
          </table:table-cell>
          <table:table-cell table:style-name="ce2" table:formula="of:=[.F3]+[.F24]" office:value-type="float" office:value="0.892336807167916" calcext:value-type="float">
            <text:p>0.89233680716791600</text:p>
          </table:table-cell>
          <table:table-cell table:style-name="ce2" table:formula="of:=[.G3]+[.G24]" office:value-type="float" office:value="0.291395550617847" calcext:value-type="float">
            <text:p>0.29139555061784700</text:p>
          </table:table-cell>
          <table:table-cell table:style-name="ce2" table:formula="of:=[.H3]+[.H24]" office:value-type="float" office:value="0.188531378227384" calcext:value-type="float">
            <text:p>0.188531378227384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table:formula="of:=[.C4]+[.C25]" office:value-type="float" office:value="0.199355337715967" calcext:value-type="float">
            <text:p>0.19935533771596700</text:p>
          </table:table-cell>
          <table:table-cell table:style-name="ce2" table:formula="of:=[.D4]+[.D25]" office:value-type="float" office:value="0.0987106754319333" calcext:value-type="float">
            <text:p>0.09871067543193330</text:p>
          </table:table-cell>
          <table:table-cell table:style-name="ce2" table:formula="of:=[.E4]+[.E25]" office:value-type="float" office:value="0.699355337715967" calcext:value-type="float">
            <text:p>0.69935533771596700</text:p>
          </table:table-cell>
          <table:table-cell table:style-name="ce2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20" loext:min-decimal-places="20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17" loext:min-decimal-places="1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/00/0000</text:date>, <text:time style:data-style-name="N2" text:time-value="01:27:15.1340198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1:31:29.332781574</meta:creation-date>
    <meta:generator>LibreOffice/5.1.6.2$Linux_X86_64 LibreOffice_project/10m0$Build-2</meta:generator>
    <dc:date>2018-04-16T01:28:25.856579778</dc:date>
    <meta:editing-duration>PT34M39S</meta:editing-duration>
    <meta:editing-cycles>3</meta:editing-cycles>
    <meta:document-statistic meta:table-count="2" meta:cell-count="129" meta:object-count="0"/>
  </office:meta>
</office:document-meta>
</file>